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/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/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/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Objective:</text:p>
          </table:table-cell>
          <table:table-cell table:style-name="ce7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>
            <text:p>Capacity JFK-DFW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>
            <text:p>Capacity DFW-LAX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3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21:31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4-23T21:35:57</dc:date>
    <meta:editing-duration>PT21H37M7S</meta:editing-duration>
    <meta:editing-cycles>7</meta:editing-cycles>
    <meta:generator>LibreOffice/3.6$MacOSX_x86 LibreOffice_project/e183d5b-f8ccaf6-3804794-95b4be8-895629</meta:generator>
    <meta:document-statistic meta:table-count="3" meta:cell-count="42" meta:object-count="0"/>
  </office:meta>
</office:document-meta>
</file>